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a1cfc"/>
    </style:style>
    <style:style style:name="P2" style:family="paragraph" style:parent-style-name="Standard">
      <style:text-properties officeooo:rsid="000ba98d" officeooo:paragraph-rsid="000ba98d"/>
    </style:style>
    <style:style style:name="P3" style:family="paragraph" style:parent-style-name="Standard">
      <style:text-properties officeooo:rsid="000f7d3d" officeooo:paragraph-rsid="000f7d3d"/>
    </style:style>
    <style:style style:name="T1" style:family="text">
      <style:text-properties fo:color="#000000" style:text-outline="false" style:text-line-through-style="none" style:text-line-through-type="none" style:font-name="メイリオ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2" style:family="text">
      <style:text-properties officeooo:rsid="000a1c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vn :thaond p2Nh6s#F; thanhpv </text:span><text:span text:style-name="T1">aM68L#my</text:span></text:p>
      <text:p text:style-name="P2">redmine : thanhpv thanh.pv</text:p>
      <text:p text:style-name="P3">edit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6:20:25.471640493</meta:creation-date>
    <dc:date>2018-10-23T17:00:25.609705186</dc:date>
    <meta:editing-duration>PT2M31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3" meta:word-count="10" meta:character-count="69" meta:non-whitespace-character-count="62"/>
  </office:meta>
</office:document-meta>
</file>